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3.54cm" svg:y="3.205cm">
          <text:p text:style-name="P1">Me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668cm" svg:y="-1.9cm">
          <text:p text:style-name="P1">Vert position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668cm" svg:y="0.818cm">
          <text:p text:style-name="P1">Vert Normal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668cm" svg:y="3.535cm">
          <text:p text:style-name="P1">Vert Tangen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668cm" svg:y="6.252cm">
          <text:p text:style-name="P1">Vert Weigh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668cm" svg:y="8.965cm">
          <text:p text:style-name="P1">Vert Indece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27cm" svg:x="3.778cm" svg:y="18.364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3cm" svg:height="1.083cm" svg:x="8.353cm" svg:y="14.762cm">
          <text:p text:style-name="P1">N x Me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083cm" svg:x="8.353cm" svg:y="16.718cm">
          <text:p text:style-name="P1">M x Mat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718cm" svg:x="8.353cm" svg:y="18.673cm">
          <text:p text:style-name="P1">M x Depth</text:p>
          <text:p text:style-name="P1">Mat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23cm" svg:height="1.194cm" svg:x="8.353cm" svg:y="21.263cm">
          <text:p text:style-name="P1">M x N VAOs</text:p>
          <draw:enhanced-geometry svg:viewBox="0 0 21600 21600" draw:path-stretchpoint-x="10800" draw:path-stretchpoint-y="10800" draw:text-areas="?f3 ?f4 ?f5 ?f6" draw:type="round-rectangle" draw:modifiers="3807.764952780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3cm" svg:height="1.083cm" svg:x="8.353cm" svg:y="23.33cm">
          <text:p text:style-name="P1">Skele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718cm" svg:x="8.353cm" svg:y="25.283cm">
          <text:p text:style-name="P1">O x Std</text:p>
          <text:p text:style-name="P1">Anim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11-02T14:11:42</meta:creation-date>
    <dc:date>2010-11-02T18:22:28</dc:date>
    <dc:creator>Panos Christopoulos-Charitos</dc:creator>
    <meta:editing-duration>PT03H09M28S</meta:editing-duration>
    <meta:editing-cycles>1</meta:editing-cycles>
    <meta:document-statistic meta:object-count="13"/>
    <meta:generator>OpenOffice.org/3.1$Unix OpenOffice.org_project/310m19$Build-9420</meta:generator>
  </office:meta>
</office:document-meta>
</file>